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7" style:family="paragraph">
      <style:text-properties fo:font-size="30pt" fo:color="#FF0000"/>
    </style:style>
    <style:style style:name="T3" style:family="text">
      <style:text-properties fo:font-size="14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7pt" style:text-underline-style="solid" style:text-underline-width="auto" style:text-underline-color="font-color"/>
    </style:style>
    <style:style style:name="T5" style:family="text">
      <style:text-properties fo:font-size="14pt" style:text-underline-style="solid" style:text-underline-width="auto" style:text-underline-color="font-color" fo:color="#12F1FC"/>
    </style:style>
    <style:style style:name="T6" style:family="text">
      <style:text-properties fo:font-size="14pt" style:text-underline-style="solid" style:text-underline-width="auto" style:text-underline-color="font-color" fo:color="#1221FC"/>
    </style:style>
  </office:automatic-styles>
  <office:body>
    <office:text>
      <text:h text:style-name="T7" text:outline-level="1"><text:bookmark-start text:name="__RefHeading__1"/>Header<text:bookmark-end text:name="__RefHeading__1"/></text:h>
      <text:p text:style-name="P1"><text:span text:style-name="T3">Some text</text:span></text:p>
      <text:p text:style-name="P1"><text:span text:style-name="T3">Some text 1.</text:span><text:span text:style-name="T4">Some text 2.</text:span></text:p>
      <text:p text:style-name="P1"><text:a xlink:type="simple" xlink:href="https://github.com/SardelkaS/go-odf" text:style-name="T5" text:visited-style-name="T6">Visit our GitHub repo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styles>
    <style:style style:name="Standard" style:family="Paragraph" style:class="text">
      <style:text-properties fo:font-size="12pt" style:font-name="Liberation Sans"/>
    </style:style>
  </office:styles>
  <office:automatic-styles>
    <style:page-layout style:name="PgS1">
      <style:page-layout-properties fo:page-width="21cm" fo:page-height="29.7cm" style:writing-mode="lr-tb" style:print-orientation="none" fo:margin-top="2cm" fo:margin-bottom="2cm" fo:margin-left="2cm" fo:margin-right="2cm">
        <style:Header-style>
          <style:Header-footer-properties fo:min-height="0.5cm" fo:margin-left="0cm" fo:margin-right="0cm" fo:margin-bottom="0.5cm"/>
        </style:Header-style>
        <style:footer-style>
          <style:Header-footer-properties fo:min-height="0.5cm" fo:margin-left="0cm" fo:margin-right="0cm" fo:margin-top="0.5cm"/>
        </style:footer-style>
      </style:page-layout-properties>
    </style:page-layout>
  </office:automatic-styles>
  <office:master-styles>
    <style:master-page style:name="Standard" style:page-layout-name="PgS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>just test odt file</description>
    <subject>just test odt file</subject>
    <initial-creator>Hi it's me</initial-creator>
    <creator>It's me too</creator>
    <meta:creation-date>2025-05-01T11:47:54Z</meta:creation-date>
    <dc:date>2025-05-01T11:47:54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